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>
            <text:p>MAGNETIC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table:number-columns-spanned="6" table:number-rows-spanned="1">
            <text:p>MEAN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0552631579">
            <text:p>37.06</text:p>
          </table:table-cell>
          <table:table-cell office:value-type="float" office:value="65.1655975045">
            <text:p>65.17</text:p>
          </table:table-cell>
          <table:table-cell office:value-type="float" office:value="103.895597374">
            <text:p>103.90</text:p>
          </table:table-cell>
          <table:table-cell office:value-type="float" office:value="42.3684210526">
            <text:p>42.37</text:p>
          </table:table-cell>
          <table:table-cell office:value-type="float" office:value="35.6300607287">
            <text:p>35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7609207028">
            <text:p>25.76</text:p>
          </table:table-cell>
          <table:table-cell office:value-type="float" office:value="73.4794193519">
            <text:p>73.48</text:p>
          </table:table-cell>
          <table:table-cell office:value-type="float" office:value="119.029931736">
            <text:p>119.03</text:p>
          </table:table-cell>
          <table:table-cell office:value-type="float" office:value="23.2502643478">
            <text:p>23.25</text:p>
          </table:table-cell>
          <table:table-cell office:value-type="float" office:value="24.7701160604">
            <text:p>24.77</text:p>
          </table:table-cell>
        </table:table-row>
        <table:table-row table:style-name="ro1"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1.6">
            <text:p>81.6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8.4615384615">
            <text:p>78.4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7.1163157895">
            <text:p>47.12</text:p>
          </table:table-cell>
          <table:table-cell office:value-type="float" office:value="65.1655975045">
            <text:p>65.17</text:p>
          </table:table-cell>
          <table:table-cell office:value-type="float" office:value="115.372466523">
            <text:p>115.37</text:p>
          </table:table-cell>
          <table:table-cell office:value-type="float" office:value="42.3684210526">
            <text:p>42.37</text:p>
          </table:table-cell>
          <table:table-cell office:value-type="float" office:value="45.3041497976">
            <text:p>45.3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2871473929">
            <text:p>25.29</text:p>
          </table:table-cell>
          <table:table-cell office:value-type="float" office:value="73.4794193519">
            <text:p>73.48</text:p>
          </table:table-cell>
          <table:table-cell office:value-type="float" office:value="112.79825189">
            <text:p>112.80</text:p>
          </table:table-cell>
          <table:table-cell office:value-type="float" office:value="23.2502643478">
            <text:p>23.25</text:p>
          </table:table-cell>
          <table:table-cell office:value-type="float" office:value="24.3145648008">
            <text:p>24.31</text:p>
          </table:table-cell>
        </table:table-row>
        <table:table-row table:style-name="ro1">
          <table:table-cell office:value-type="string" table:number-columns-spanned="6" table:number-rows-spanned="1">
            <text:p>MIN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9194736842">
            <text:p>37.92</text:p>
          </table:table-cell>
          <table:table-cell office:value-type="float" office:value="65.1655975045">
            <text:p>65.17</text:p>
          </table:table-cell>
          <table:table-cell office:value-type="float" office:value="226.150484084">
            <text:p>226.15</text:p>
          </table:table-cell>
          <table:table-cell office:value-type="float" office:value="42.3684210526">
            <text:p>42.37</text:p>
          </table:table-cell>
          <table:table-cell office:value-type="float" office:value="36.4610323887">
            <text:p>36.4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7.1408320226">
            <text:p>27.14</text:p>
          </table:table-cell>
          <table:table-cell office:value-type="float" office:value="73.4794193519">
            <text:p>73.48</text:p>
          </table:table-cell>
          <table:table-cell office:value-type="float" office:value="447.70455025">
            <text:p>447.70</text:p>
          </table:table-cell>
          <table:table-cell office:value-type="float" office:value="23.2502643478">
            <text:p>23.25</text:p>
          </table:table-cell>
          <table:table-cell office:value-type="float" office:value="26.0969538679">
            <text:p>26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0552631579">
            <text:p>37.06</text:p>
          </table:table-cell>
          <table:table-cell office:value-type="float" office:value="65.1655975045">
            <text:p>65.17</text:p>
          </table:table-cell>
          <table:table-cell office:value-type="float" office:value="103.895597374">
            <text:p>103.90</text:p>
          </table:table-cell>
          <table:table-cell office:value-type="float" office:value="42.3684210526">
            <text:p>42.37</text:p>
          </table:table-cell>
          <table:table-cell office:value-type="float" office:value="35.6300607287">
            <text:p>35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7609207028">
            <text:p>25.76</text:p>
          </table:table-cell>
          <table:table-cell office:value-type="float" office:value="73.4794193519">
            <text:p>73.48</text:p>
          </table:table-cell>
          <table:table-cell office:value-type="float" office:value="119.029931736">
            <text:p>119.03</text:p>
          </table:table-cell>
          <table:table-cell office:value-type="float" office:value="23.2502643478">
            <text:p>23.25</text:p>
          </table:table-cell>
          <table:table-cell office:value-type="float" office:value="24.7701160604">
            <text:p>24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0.7268421053">
            <text:p>40.73</text:p>
          </table:table-cell>
          <table:table-cell office:value-type="float" office:value="65.1655975045">
            <text:p>65.17</text:p>
          </table:table-cell>
          <table:table-cell office:value-type="float" office:value="229.46614302">
            <text:p>229.47</text:p>
          </table:table-cell>
          <table:table-cell office:value-type="float" office:value="42.3684210526">
            <text:p>42.37</text:p>
          </table:table-cell>
          <table:table-cell office:value-type="float" office:value="39.1604251012">
            <text:p>39.1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7.0036215997">
            <text:p>27.00</text:p>
          </table:table-cell>
          <table:table-cell office:value-type="float" office:value="73.4794193519">
            <text:p>73.48</text:p>
          </table:table-cell>
          <table:table-cell office:value-type="float" office:value="446.347744852">
            <text:p>446.35</text:p>
          </table:table-cell>
          <table:table-cell office:value-type="float" office:value="23.2502643478">
            <text:p>23.25</text:p>
          </table:table-cell>
          <table:table-cell office:value-type="float" office:value="25.965020769">
            <text:p>25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9194736842">
            <text:p>37.92</text:p>
          </table:table-cell>
          <table:table-cell office:value-type="float" office:value="65.1655975045">
            <text:p>65.17</text:p>
          </table:table-cell>
          <table:table-cell office:value-type="float" office:value="226.150484084">
            <text:p>226.15</text:p>
          </table:table-cell>
          <table:table-cell office:value-type="float" office:value="42.3684210526">
            <text:p>42.37</text:p>
          </table:table-cell>
          <table:table-cell office:value-type="float" office:value="36.4610323887">
            <text:p>36.4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7.1408320226">
            <text:p>27.14</text:p>
          </table:table-cell>
          <table:table-cell office:value-type="float" office:value="73.4794193519">
            <text:p>73.48</text:p>
          </table:table-cell>
          <table:table-cell office:value-type="float" office:value="447.70455025">
            <text:p>447.70</text:p>
          </table:table-cell>
          <table:table-cell office:value-type="float" office:value="23.2502643478">
            <text:p>23.25</text:p>
          </table:table-cell>
          <table:table-cell office:value-type="float" office:value="26.0969538679">
            <text:p>26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1.35">
            <text:p>91.35</text:p>
          </table:table-cell>
          <table:table-cell office:value-type="float" office:value="233.333333333">
            <text:p>233.33</text:p>
          </table:table-cell>
          <table:table-cell office:value-type="float" office:value="1964.51612903">
            <text:p>1964.52</text:p>
          </table:table-cell>
          <table:table-cell office:value-type="float" office:value="71">
            <text:p>71.00</text:p>
          </table:table-cell>
          <table:table-cell office:value-type="float" office:value="87.8365384615">
            <text:p>87.8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9194736842">
            <text:p>37.92</text:p>
          </table:table-cell>
          <table:table-cell office:value-type="float" office:value="65.1655975045">
            <text:p>65.17</text:p>
          </table:table-cell>
          <table:table-cell office:value-type="float" office:value="226.150484084">
            <text:p>226.15</text:p>
          </table:table-cell>
          <table:table-cell office:value-type="float" office:value="42.3684210526">
            <text:p>42.37</text:p>
          </table:table-cell>
          <table:table-cell office:value-type="float" office:value="36.4610323887">
            <text:p>36.4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.4">
            <text:p>2.40</text:p>
          </table:table-cell>
          <table:table-cell office:value-type="float" office:value="0.497512437811">
            <text:p>0.50</text:p>
          </table:table-cell>
          <table:table-cell office:value-type="float" office:value="2.5641025641">
            <text:p>2.56</text:p>
          </table:table-cell>
          <table:table-cell office:value-type="float" office:value="0.5">
            <text:p>0.50</text:p>
          </table:table-cell>
          <table:table-cell office:value-type="float" office:value="2.30769230769">
            <text:p>2.3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7.1408320226">
            <text:p>27.14</text:p>
          </table:table-cell>
          <table:table-cell office:value-type="float" office:value="73.4794193519">
            <text:p>73.48</text:p>
          </table:table-cell>
          <table:table-cell office:value-type="float" office:value="447.70455025">
            <text:p>447.70</text:p>
          </table:table-cell>
          <table:table-cell office:value-type="float" office:value="23.2502643478">
            <text:p>23.25</text:p>
          </table:table-cell>
          <table:table-cell office:value-type="float" office:value="26.0969538679">
            <text:p>26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0552631579">
            <text:p>37.06</text:p>
          </table:table-cell>
          <table:table-cell office:value-type="float" office:value="65.1655975045">
            <text:p>65.17</text:p>
          </table:table-cell>
          <table:table-cell office:value-type="float" office:value="103.895597374">
            <text:p>103.90</text:p>
          </table:table-cell>
          <table:table-cell office:value-type="float" office:value="42.3684210526">
            <text:p>42.37</text:p>
          </table:table-cell>
          <table:table-cell office:value-type="float" office:value="35.6300607287">
            <text:p>35.6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7609207028">
            <text:p>25.76</text:p>
          </table:table-cell>
          <table:table-cell office:value-type="float" office:value="73.4794193519">
            <text:p>73.48</text:p>
          </table:table-cell>
          <table:table-cell office:value-type="float" office:value="119.029931736">
            <text:p>119.03</text:p>
          </table:table-cell>
          <table:table-cell office:value-type="float" office:value="23.2502643478">
            <text:p>23.25</text:p>
          </table:table-cell>
          <table:table-cell office:value-type="float" office:value="24.7701160604">
            <text:p>24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6342105263">
            <text:p>36.63</text:p>
          </table:table-cell>
          <table:table-cell office:value-type="float" office:value="65.1655975045">
            <text:p>65.17</text:p>
          </table:table-cell>
          <table:table-cell office:value-type="float" office:value="103.398310695">
            <text:p>103.40</text:p>
          </table:table-cell>
          <table:table-cell office:value-type="float" office:value="42.3684210526">
            <text:p>42.37</text:p>
          </table:table-cell>
          <table:table-cell office:value-type="float" office:value="35.2252024291">
            <text:p>35.2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2353881256">
            <text:p>25.24</text:p>
          </table:table-cell>
          <table:table-cell office:value-type="float" office:value="73.4794193519">
            <text:p>73.48</text:p>
          </table:table-cell>
          <table:table-cell office:value-type="float" office:value="119.12407884">
            <text:p>119.12</text:p>
          </table:table-cell>
          <table:table-cell office:value-type="float" office:value="23.2502643478">
            <text:p>23.25</text:p>
          </table:table-cell>
          <table:table-cell office:value-type="float" office:value="24.2647962746">
            <text:p>24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7">
            <text:p>74.7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1.8269230769">
            <text:p>71.8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6342105263">
            <text:p>36.63</text:p>
          </table:table-cell>
          <table:table-cell office:value-type="float" office:value="65.1655975045">
            <text:p>65.17</text:p>
          </table:table-cell>
          <table:table-cell office:value-type="float" office:value="103.398310695">
            <text:p>103.40</text:p>
          </table:table-cell>
          <table:table-cell office:value-type="float" office:value="42.3684210526">
            <text:p>42.37</text:p>
          </table:table-cell>
          <table:table-cell office:value-type="float" office:value="35.2252024291">
            <text:p>35.2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office:value-type="float" office:value="0.497512437811">
            <text:p>0.50</text:p>
          </table:table-cell>
          <table:table-cell office:value-type="float" office:value="0">
            <text:p>0.00</text:p>
          </table:table-cell>
          <table:table-cell office:value-type="float" office:value="0.5">
            <text:p>0.5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5.2353881256">
            <text:p>25.24</text:p>
          </table:table-cell>
          <table:table-cell office:value-type="float" office:value="73.4794193519">
            <text:p>73.48</text:p>
          </table:table-cell>
          <table:table-cell office:value-type="float" office:value="119.12407884">
            <text:p>119.12</text:p>
          </table:table-cell>
          <table:table-cell office:value-type="float" office:value="23.2502643478">
            <text:p>23.25</text:p>
          </table:table-cell>
          <table:table-cell office:value-type="float" office:value="24.2647962746">
            <text:p>24.26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56.7742105263">
            <text:p>56.77</text:p>
          </table:table-cell>
          <table:table-cell office:value-type="float" office:value="65.1655975045">
            <text:p>65.17</text:p>
          </table:table-cell>
          <table:table-cell office:value-type="float" office:value="320.887152526">
            <text:p>320.89</text:p>
          </table:table-cell>
          <table:table-cell office:value-type="float" office:value="42.3684210526">
            <text:p>42.37</text:p>
          </table:table-cell>
          <table:table-cell office:value-type="float" office:value="54.5905870445">
            <text:p>54.5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4157898404">
            <text:p>23.42</text:p>
          </table:table-cell>
          <table:table-cell office:value-type="float" office:value="73.4794193519">
            <text:p>73.48</text:p>
          </table:table-cell>
          <table:table-cell office:value-type="float" office:value="655.442247184">
            <text:p>655.44</text:p>
          </table:table-cell>
          <table:table-cell office:value-type="float" office:value="23.2502643478">
            <text:p>23.25</text:p>
          </table:table-cell>
          <table:table-cell office:value-type="float" office:value="22.5151825389">
            <text:p>22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16:09</dc:date>
    <dc:creator>mike </dc:creator>
    <meta:generator>LibreOffice/3.5$Linux_X86_64 LibreOffice_project/350m1$Build-2</meta:generator>
    <meta:editing-duration>P0D</meta:editing-duration>
    <meta:editing-cycles>3</meta:editing-cycles>
    <meta:document-statistic meta:table-count="1" meta:cell-count="902" meta:object-count="0"/>
  </office:meta>
</office:document-meta>
</file>